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Text_20_body" style:list-style-name="L1">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paragraph-properties fo:margin-left="0cm" fo:margin-right="0cm" fo:text-indent="0cm" style:auto-text-indent="false"/>
      <style:text-properties fo:font-weight="bold"/>
    </style:style>
    <style:style style:name="P6" style:family="paragraph" style:parent-style-name="Text_20_body" style:list-style-name="L2">
      <style:paragraph-properties fo:margin-left="0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3"/>
    <style:style style:name="P9" style:family="paragraph" style:parent-style-name="Text_20_body" style:list-style-name="L4">
      <style:paragraph-properties fo:margin-left="0cm" fo:margin-right="0cm" fo:text-indent="0cm" style:auto-text-indent="false"/>
    </style:style>
    <style:style style:name="P10" style:family="paragraph" style:parent-style-name="Text_20_body" style:list-style-name="L4"/>
    <style:style style:name="P11" style:family="paragraph" style:parent-style-name="Text_20_body" style:list-style-name="L5">
      <style:paragraph-properties fo:margin-left="0cm" fo:margin-right="0cm" fo:text-indent="0cm" style:auto-text-indent="false"/>
    </style:style>
    <style:style style:name="P12" style:family="paragraph" style:parent-style-name="Text_20_body" style:list-style-name="L6"/>
    <style:style style:name="P13" style:family="paragraph" style:parent-style-name="Text_20_body" style:list-style-name="L7"/>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i está a transcrição de todos os requisitos, critérios de avaliação e bônus do projeto contidos nas imagens.</text:p>
      <text:h text:style-name="Heading_20_3" text:outline-level="3">0. Introduction</text:h>
      <text:p text:style-name="Text_20_body"><text:span text:style-name="T1">Hi there! 👋</text:span> Welcome to the CodeLeap coding test! The goal is to create a very simple application that will perform basic CRUD functions.</text:p>
      <text:p text:style-name="Text_20_body"><text:span text:style-name="T1">Frontend</text:span> If you're applying for frontend, please feel free to choose either React or React Native (Typescript required) to build this application, and integrate with our test server (<text:span text:style-name="Source_20_Text">https://dev.codeleap.co.uk/careers/</text:span>, instructions below on the right). This example is designed for the web, but if you choose to build it with React-Native for mobile, feel free to do the necessary UI changes to fit the different device requirements.</text:p>
      <text:p text:style-name="P1"><text:bookmark text:name="p-rc_2c249a67563d7559-19"/><text:span text:style-name="T1">Backend</text:span> If you're applying for backend, please use Django and DRF to build this application. You do not need to build any frontend/UI, just the API endpoints to make the application work as the documentation.</text:p>
      <text:p text:style-name="P1"><text:bookmark text:name="p-rc_2c249a67563d7559-20"/><text:span text:style-name="T1">Fullstack</text:span> If you're applying with both frontend and backend positions in mind, please complete both tests so they work together. Please feel free to use any packages or tools you want in addition to the core ones above.</text:p>
      <text:p text:style-name="P1"><text:bookmark text:name="p-rc_2c249a67563d7559-21"/><text:span text:style-name="T1">Completion and delivery</text:span> Please upload your code to a repository we can access and let us know when it's ready. Please deploy the code somewhere so we have a working testable version. If you are using react-native, please make sure your code is easy to run in any platform. If we can't run it, we won't assess it. For backend, please make sure you deploy your application to a server so it could be easily consumed by the frontend.</text:p>
      <text:p text:style-name="P1"><text:bookmark text:name="p-rc_2c249a67563d7559-22"/>Make sure you read all instructions and details on the right side of this page.</text:p>
      <text:p text:style-name="Horizontal_20_Line"/>
      <text:h text:style-name="P2" text:outline-level="3">Frontend assessment criteria</text:h>
      <text:p text:style-name="P1"><text:bookmark text:name="p-rc_2c249a67563d7559-23"/><text:span text:style-name="T1">Key points</text:span> You will be assessed according to several different points: This example is designed for the web, but if you choose to build it with React-Native for mobile, feel free to do the necessary UI changes to fit the different device requirements.</text:p>
      <text:list text:style-name="L1">
        <text:list-item>
          <text:p text:style-name="P3"><text:bookmark text:name="p-rc_2c249a67563d7559-24"/>In general, you should develop this as if it's targeted for an end consumer, not for other developers. Try to impress the user within the design limitations, not just the developers.</text:p>
        </text:list-item>
        <text:list-item>
          <text:p text:style-name="P4">Your project should look exactly like these designs here, and you will not be assessed for making the designs radically customised. You can try to surprise us, but do so at your own risk!</text:p>
        </text:list-item>
        <text:list-item>
          <text:p text:style-name="P4">Consistency is key so make sure everything looks nice, neat, symmetrical and spaced correctly.</text:p>
        </text:list-item>
        <text:list-item>
          <text:p text:style-name="P4">Usability is paramount. Make sure a regular person would be able to understand and use the interface easily in different scenarios, starting points, devices or screen sizes.</text:p>
        </text:list-item>
        <text:list-item>
          <text:p text:style-name="P3"><text:bookmark text:name="p-rc_2c249a67563d7559-25"/>Attention to details. Please make sure you carefully look at all details in this page.</text:p>
        </text:list-item>
        <text:list-item>
          <text:p text:style-name="P3"><text:bookmark text:name="p-rc_2c249a67563d7559-26"/><text:soft-page-break/>Keep it simple. On your code, you will be assessed by how effectively you can achieve this task and re-utilize your own code. We're looking for people with are objective and results oriented.</text:p>
        </text:list-item>
      </text:list>
      <text:p text:style-name="P1"><text:bookmark text:name="p-rc_2c249a67563d7559-27"/><text:span text:style-name="T1">Deployment Required</text:span> Please ensure the application is deployed.</text:p>
      <text:p text:style-name="Horizontal_20_Line"/>
      <text:h text:style-name="P2" text:outline-level="3">1. Signup</text:h>
      <text:p text:style-name="P1"><text:bookmark text:name="p-rc_2c249a67563d7559-28"/><text:span text:style-name="T1">Instructions</text:span> The first screen is a "signup modal" type of screen. You do not have to create users in the backend. Just keep the username string somewhere in the frontend so we can submit it when creating a post later on.</text:p>
      <text:p text:style-name="P5"><text:bookmark text:name="p-rc_2c249a67563d7559-29"/>UI Notes from Design:</text:p>
      <text:list text:style-name="L2">
        <text:list-item>
          <text:p text:style-name="P6"><text:bookmark text:name="p-rc_2c249a67563d7559-30"/>Input label: "Please enter your username"</text:p>
        </text:list-item>
        <text:list-item>
          <text:p text:style-name="P6"><text:bookmark text:name="p-rc_2c249a67563d7559-31"/>Button: "ENTER"</text:p>
        </text:list-item>
        <text:list-item>
          <text:p text:style-name="P6"><text:bookmark text:name="p-rc_2c249a67563d7559-32"/><text:span text:style-name="T2">Interaction</text:span>: "Grey out and deactivate button if username field is empty"</text:p>
        </text:list-item>
      </text:list>
      <text:p text:style-name="Horizontal_20_Line"/>
      <text:h text:style-name="P2" text:outline-level="3">2. Main screen</text:h>
      <text:p text:style-name="P1"><text:bookmark text:name="p-rc_2c249a67563d7559-33"/><text:span text:style-name="T1">Instructions</text:span> This page contains several different features:</text:p>
      <text:list text:style-name="L3">
        <text:list-item>
          <text:p text:style-name="P7"><text:bookmark text:name="p-rc_2c249a67563d7559-34"/>Ability to create posts</text:p>
        </text:list-item>
        <text:list-item>
          <text:p text:style-name="P8">Ability to fetch and read posts from our test backend</text:p>
        </text:list-item>
        <text:list-item>
          <text:p text:style-name="P8">Open delete alert (only your own items)</text:p>
        </text:list-item>
        <text:list-item>
          <text:p text:style-name="P8">Open edit modal (only your own items)</text:p>
        </text:list-item>
      </text:list>
      <text:p text:style-name="P1"><text:bookmark text:name="p-rc_2c249a67563d7559-35"/>The list of items should update automatically when a new post is created. Sort the list by the most recent on top.</text:p>
      <text:p text:style-name="P5"><text:bookmark text:name="p-rc_2c249a67563d7559-36"/>UI Notes from Design:</text:p>
      <text:list text:style-name="L4">
        <text:list-item>
          <text:p text:style-name="P9"><text:bookmark text:name="p-rc_2c249a67563d7559-37"/>Create post section: Title input, Content textarea, "Create" button.</text:p>
        </text:list-item>
        <text:list-item>
          <text:p text:style-name="P9"><text:bookmark text:name="p-rc_2c249a67563d7559-38"/><text:span text:style-name="T2">Interaction (Create Button)</text:span>: "Grey out and deactivate button if any fields are empty"</text:p>
        </text:list-item>
        <text:list-item>
          <text:p text:style-name="P10">Post items have a Trash (delete) and Edit icon.</text:p>
        </text:list-item>
        <text:list-item>
          <text:p text:style-name="P10"><text:span text:style-name="T2">Interaction (Icons)</text:span>: "These should only be visible to yourself (simply string check)"</text:p>
        </text:list-item>
      </text:list>
      <text:p text:style-name="Horizontal_20_Line"/>
      <text:h text:style-name="Heading_20_3" text:outline-level="3">3. Delete alert</text:h>
      <text:p text:style-name="P1"><text:bookmark text:name="p-rc_2c249a67563d7559-39"/><text:span text:style-name="T1">Instructions</text:span> When deleting an item, show a modal to confirm.</text:p>
      <text:p text:style-name="P5"><text:bookmark text:name="p-rc_2c249a67563d7559-40"/>UI Notes from Design:</text:p>
      <text:list text:style-name="L5">
        <text:list-item>
          <text:p text:style-name="P11"><text:bookmark text:name="p-rc_2c249a67563d7559-41"/>Modal text: "Are you sure you want to delete this item?"</text:p>
        </text:list-item>
        <text:list-item>
          <text:p text:style-name="P11"><text:bookmark text:name="p-rc_2c249a67563d7559-42"/>Buttons: "Cancel" (white), "Delete" (red).</text:p>
        </text:list-item>
      </text:list>
      <text:p text:style-name="Horizontal_20_Line"><text:soft-page-break/></text:p>
      <text:h text:style-name="P2" text:outline-level="3">4. Edit item modal</text:h>
      <text:p text:style-name="P1"><text:bookmark text:name="p-rc_2c249a67563d7559-43"/><text:span text:style-name="T1">Instructions</text:span> Self explanatory, make a modal to edit the existing items in the list.</text:p>
      <text:p text:style-name="P5"><text:bookmark text:name="p-rc_2c249a67563d7559-44"/>UI Notes from Design:</text:p>
      <text:list text:style-name="L6">
        <text:list-item>
          <text:p text:style-name="P12">Modal title: "Edit item"</text:p>
        </text:list-item>
        <text:list-item>
          <text:p text:style-name="P12">Inputs: Title, Content.</text:p>
        </text:list-item>
        <text:list-item>
          <text:p text:style-name="P12">Buttons: "Cancel" (white), "Save" (green).</text:p>
        </text:list-item>
      </text:list>
      <text:p text:style-name="Horizontal_20_Line"/>
      <text:h text:style-name="Heading_20_3" text:outline-level="3">Bonus Points</text:h>
      <text:p text:style-name="Text_20_body">If you really want to stand out, here are a few ideas you could implement (in addition to the core ones) to show us what you've got. These are <text:span text:style-name="T1">not</text:span> required to pass the test, but it most likely won't hurt. For example:</text:p>
      <text:list text:style-name="L7">
        <text:list-item>
          <text:p text:style-name="P13">Likes</text:p>
        </text:list-item>
        <text:list-item>
          <text:p text:style-name="P13">Comments</text:p>
        </text:list-item>
        <text:list-item>
          <text:p text:style-name="P13">Mentions</text:p>
        </text:list-item>
        <text:list-item>
          <text:p text:style-name="P13">Third party authentication (Firebase or similar)</text:p>
        </text:list-item>
        <text:list-item>
          <text:p text:style-name="P13">Sorting and filtering options</text:p>
        </text:list-item>
        <text:list-item>
          <text:p text:style-name="P13">Media attachments</text:p>
        </text:list-item>
        <text:list-item>
          <text:p text:style-name="P13">Make it responsive on mobile devices</text:p>
        </text:list-item>
        <text:list-item>
          <text:p text:style-name="P13">Some kind of permanent login logout solution</text:p>
        </text:list-item>
        <text:list-item>
          <text:p text:style-name="P13">Pagination or infinite scroll using the provided endpoints</text:p>
        </text:list-item>
        <text:list-item>
          <text:p text:style-name="P13">Pretty animations, transitions or hover effects</text:p>
        </text:list-item>
        <text:list-item>
          <text:p text:style-name="P13">Any other ideas? Surprise us :)</text:p>
        </text:list-item>
        <text:list-item>
          <text:p text:style-name="P13">If you have any issues or question, or if something's not working right, please contact vini.garcia@codeleap.co.uk</text:p>
        </text:list-item>
      </text:list>
      <text:p text:style-name="Text_20_body">If you're applying for <text:span text:style-name="T1">frontend</text:span> only, please make a "fake" interaction in the frontend that would call a reasonable API.</text:p>
      <text:p text:style-name="Text_20_body">If you're applying for the <text:span text:style-name="T1">backend</text:span> only, please make all the features as you would make them for the frontend developers.</text:p>
      <text:p text:style-name="Text_20_body">If you're applying for <text:span text:style-name="T1">full-stack</text:span>, go ahead and make everything!</text:p>
      <text:p text:style-name="Text_20_body">Surprise u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8T17:45:02.314018100</meta:creation-date>
    <dc:date>2026-04-08T17:45:06.575799300</dc:date>
    <meta:editing-duration>PT4S</meta:editing-duration>
    <meta:editing-cycles>1</meta:editing-cycles>
    <meta:document-statistic meta:table-count="0" meta:image-count="0" meta:object-count="0" meta:page-count="3" meta:paragraph-count="64" meta:word-count="921" meta:character-count="5339" meta:non-whitespace-character-count="4516"/>
    <meta:generator>LibreOffice/25.2.7.2$Windows_X86_64 LibreOffice_project/5cbfd1ab6520636bb5f7b99185aa69bd7456825d</meta:generator>
  </office:meta>
</office:document-meta>
</file>